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3cm" svg:height="1.2cm" svg:x="1.701cm" svg:y="1.6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301cm" svg:y1="2.801cm" svg:x2="2.301cm" svg:y2="3.801cm">
          <text:p/>
        </draw:line>
        <draw:line draw:style-name="gr2" draw:text-style-name="P1" draw:layer="layout" svg:x1="2.301cm" svg:y1="3.801cm" svg:x2="1.501cm" svg:y2="4.601cm">
          <text:p/>
        </draw:line>
        <draw:line draw:style-name="gr2" draw:text-style-name="P1" draw:layer="layout" svg:x1="2.301cm" svg:y1="3.815cm" svg:x2="3.115cm" svg:y2="4.601cm">
          <text:p/>
        </draw:line>
        <draw:line draw:style-name="gr2" draw:text-style-name="P1" draw:layer="layout" svg:x1="1.601cm" svg:y1="3.301cm" svg:x2="3.201cm" svg:y2="3.301cm">
          <text:p/>
        </draw:line>
        <draw:custom-shape draw:style-name="gr3" draw:text-style-name="P2" draw:layer="layout" svg:width="2.7cm" svg:height="0.7cm" svg:x="1.001cm" svg:y="4.901cm">
          <text:p text:style-name="P1"><text:span text:style-name="T1">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01cm" svg:y1="3.301cm" svg:x2="7.601cm" svg:y2="2.201cm">
          <text:p/>
        </draw:line>
        <draw:custom-shape draw:style-name="gr3" draw:text-style-name="P2" draw:layer="layout" svg:width="7.5cm" svg:height="1.4cm" svg:x="7.901cm" svg:y="1.401cm">
          <text:p text:style-name="P1"><text:span text:style-name="T1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201cm" svg:y1="3.701cm" svg:x2="7.701cm" svg:y2="3.701cm">
          <text:p/>
        </draw:line>
        <draw:custom-shape draw:style-name="gr3" draw:text-style-name="P2" draw:layer="layout" svg:width="7.5cm" svg:height="1.4cm" svg:x="7.901cm" svg:y="3.001cm">
          <text:p text:style-name="P1"><text:span text:style-name="T1">Gestione Problemat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101cm" svg:y1="4.201cm" svg:x2="7.601cm" svg:y2="5.401cm">
          <text:p/>
        </draw:line>
        <draw:custom-shape draw:style-name="gr3" draw:text-style-name="P2" draw:layer="layout" svg:width="7.5cm" svg:height="1.4cm" svg:x="7.901cm" svg:y="4.901cm">
          <text:p text:style-name="P1"><text:span text:style-name="T1">Gestione Re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6cm" svg:y1="3.7cm" svg:x2="19.2cm" svg:y2="3.7cm">
          <text:p/>
        </draw:line>
        <draw:custom-shape draw:style-name="gr3" draw:text-style-name="P2" draw:layer="layout" svg:width="7.5cm" svg:height="1.4cm" svg:x="19.4cm" svg:y="3cm">
          <text:p text:style-name="P1"><text:span text:style-name="T1">Modifica / Cancellazione</text:span></text:p>
          <text:p text:style-name="P1"><text:span text:style-name="T1">Problemat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30T16:58:59.822636291</meta:creation-date>
    <dc:date>2015-05-12T11:26:21.402000000</dc:date>
    <meta:editing-duration>PT3M57S</meta:editing-duration>
    <meta:editing-cycles>3</meta:editing-cycles>
    <meta:generator>LibreOffice/4.2.2.1$Windows_x86 LibreOffice_project/3be8cda0bddd8e430d8cda1ebfd581265cca5a0f</meta:generator>
    <meta:document-statistic meta:object-count="14"/>
  </office:meta>
</office:document-meta>
</file>